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office:version="1.2">
  <office:scripts/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language="en" fo:country="US" fo:font-weight="normal" style:font-size-asian="10.5pt" style:font-weight-asian="normal" style:font-size-complex="12pt" style:font-weight-complex="normal"/>
    </style:style>
    <style:style style:name="P5" style:family="paragraph">
      <style:paragraph-properties fo:text-align="center"/>
    </style:style>
    <style:style style:name="P6" style:family="paragraph">
      <style:text-properties fo:font-size="14pt" style:font-size-asian="14pt" style:font-size-complex="1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4pt" style:font-size-asian="14pt" style:font-size-complex="14pt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00cc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ff66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5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8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6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7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5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2"/>
      <text:p text:style-name="P3"/>
      <text:p text:style-name="P2"/>
      <text:p text:style-name="P2"/>
      <text:p text:style-name="P2"><draw:rect text:anchor-type="paragraph" draw:z-index="1" draw:style-name="gr1" draw:text-style-name="P5" svg:width="1.377cm" svg:height="0.795cm" svg:x="9.566cm" svg:y="0.385cm"><text:p text:style-name="P5">JMX</text:p></draw:rect><draw:rect text:anchor-type="paragraph" draw:z-index="2" draw:style-name="gr1" draw:text-style-name="P5" svg:width="1.562cm" svg:height="0.81cm" svg:x="11.497cm" svg:y="0.369cm"><text:p text:style-name="P5">SNMP</text:p></draw:rect><draw:frame text:anchor-type="paragraph" draw:z-index="31" draw:style-name="gr9" draw:text-style-name="P6" svg:width="2.308cm" svg:height="1.22cm" svg:x="0.57cm" svg:y="0.342cm"><draw:text-box><text:p><text:span text:style-name="T2">Consumers</text:span></text:p><text:p><text:span text:style-name="T2"/></text:p></draw:text-box></draw:frame><draw:rect text:anchor-type="paragraph" draw:z-index="38" draw:style-name="gr1" draw:text-style-name="P5" svg:width="1.504cm" svg:height="0.863cm" svg:x="6.443cm" svg:y="0.316cm"><text:p text:style-name="P5">LDAP</text:p></draw:rect><draw:rect text:anchor-type="paragraph" draw:z-index="39" draw:style-name="gr1" draw:text-style-name="P5" svg:width="1.456cm" svg:height="0.837cm" svg:x="4.464cm" svg:y="0.342cm"><text:p text:style-name="P5">JVM</text:p></draw:rect></text:p>
      <text:p text:style-name="P2"><draw:line text:anchor-type="paragraph" draw:z-index="13" draw:style-name="gr5" draw:text-style-name="P5" svg:x1="5.523cm" svg:y1="0.547cm" svg:x2="6.184cm" svg:y2="1.992cm"><text:p/></draw:line><draw:line text:anchor-type="paragraph" draw:z-index="14" draw:style-name="gr5" draw:text-style-name="P5" svg:x1="5.311cm" svg:y1="0.536cm" svg:x2="5.946cm" svg:y2="2.875cm"><text:p/></draw:line><draw:line text:anchor-type="paragraph" draw:z-index="15" draw:style-name="gr5" draw:text-style-name="P5" svg:x1="7.237cm" svg:y1="0.536cm" svg:x2="6.078cm" svg:y2="3.775cm"><text:p/></draw:line><draw:line text:anchor-type="paragraph" draw:z-index="16" draw:style-name="gr5" draw:text-style-name="P5" svg:x1="7.454cm" svg:y1="0.547cm" svg:x2="11.264cm" svg:y2="3.801cm"><text:p/></draw:line><draw:line text:anchor-type="paragraph" draw:z-index="17" draw:style-name="gr5" draw:text-style-name="P5" svg:x1="12.217cm" svg:y1="0.536cm" svg:x2="11.264cm" svg:y2="2.028cm"><text:p/></draw:line><draw:line text:anchor-type="paragraph" draw:z-index="40" draw:style-name="gr5" draw:text-style-name="P5" svg:x1="10.179cm" svg:y1="0.536cm" svg:x2="11.158cm" svg:y2="2.875cm"><text:p/></draw:line><draw:rect text:anchor-type="paragraph" draw:z-index="0" draw:style-name="gr1" draw:text-style-name="P5" svg:width="12.648cm" svg:height="7.277cm" svg:x="2.454cm" svg:y="0.547cm"><text:p text:style-name="P5">MonitoringClient</text:p></draw:rect></text:p>
      <text:p text:style-name="P2"><draw:frame text:anchor-type="paragraph" draw:z-index="18" draw:style-name="gr6" svg:width="0.974cm" svg:height="0.532cm" svg:x="6.179cm" svg:y="0.079cm"><draw:text-box><text:p>Data</text:p></draw:text-box></draw:frame><draw:frame text:anchor-type="paragraph" draw:z-index="43" draw:style-name="gr14" svg:width="1.239cm" svg:height="0.555cm" svg:x="9.333cm" svg:y="0.143cm"><draw:text-box><text:p>Error</text:p></draw:text-box></draw:frame></text:p>
      <text:p text:style-name="P2"><draw:rect text:anchor-type="paragraph" draw:z-index="3" draw:style-name="gr2" draw:text-style-name="P5" svg:width="0.98cm" svg:height="4.075cm" svg:x="5.602cm" svg:y="0.416cm"><text:p/></draw:rect><draw:rect text:anchor-type="paragraph" draw:z-index="8" draw:style-name="gr4" draw:text-style-name="P5" svg:width="0.98cm" svg:height="4.075cm" svg:x="10.783cm" svg:y="0.43cm"><text:p/></draw:rect></text:p>
      <text:p text:style-name="P2"><draw:line text:anchor-type="paragraph" draw:z-index="4" draw:style-name="gr3" draw:text-style-name="P5" svg:x1="5.602cm" svg:y1="0.515cm" svg:x2="6.581cm" svg:y2="0.515cm"><text:p/></draw:line><draw:line text:anchor-type="paragraph" draw:z-index="9" draw:style-name="gr3" draw:text-style-name="P5" svg:x1="10.783cm" svg:y1="0.516cm" svg:x2="11.762cm" svg:y2="0.516cm"><text:p/></draw:line></text:p>
      <text:p text:style-name="P2"/>
      <text:p text:style-name="P2"><draw:line text:anchor-type="paragraph" draw:z-index="5" draw:style-name="gr3" draw:text-style-name="P5" svg:x1="5.602cm" svg:y1="0.131cm" svg:x2="6.581cm" svg:y2="0.131cm"><text:p/></draw:line><draw:line text:anchor-type="paragraph" draw:z-index="10" draw:style-name="gr3" draw:text-style-name="P5" svg:x1="10.783cm" svg:y1="0.184cm" svg:x2="11.762cm" svg:y2="0.184cm"><text:p/></draw:line><draw:frame text:anchor-type="paragraph" draw:z-index="41" draw:style-name="gr13" svg:width="2.059cm" svg:height="0.795cm" svg:x="3.279cm" svg:y="0.273cm"><draw:text-box><text:p>DatasBuffer</text:p></draw:text-box></draw:frame><draw:frame text:anchor-type="paragraph" draw:z-index="42" draw:style-name="gr13" svg:width="2.276cm" svg:height="0.795cm" svg:x="11.926cm" svg:y="0.118cm"><draw:text-box><text:p>ErrorsBuffer</text:p></draw:text-box></draw:frame></text:p>
      <text:p text:style-name="P2"><draw:line text:anchor-type="paragraph" draw:z-index="6" draw:style-name="gr3" draw:text-style-name="P5" svg:x1="5.602cm" svg:y1="0.362cm" svg:x2="6.581cm" svg:y2="0.362cm"><text:p/></draw:line><draw:line text:anchor-type="paragraph" draw:z-index="12" draw:style-name="gr3" draw:text-style-name="P5" svg:x1="10.783cm" svg:y1="0.362cm" svg:x2="11.762cm" svg:y2="0.362cm"><text:p/></draw:line></text:p>
      <text:p text:style-name="P2"><draw:line text:anchor-type="paragraph" draw:z-index="7" draw:style-name="gr3" draw:text-style-name="P5" svg:x1="5.602cm" svg:y1="0.487cm" svg:x2="6.581cm" svg:y2="0.487cm"><text:p/></draw:line><draw:line text:anchor-type="paragraph" draw:z-index="11" draw:style-name="gr3" draw:text-style-name="P5" svg:x1="10.783cm" svg:y1="0.514cm" svg:x2="11.762cm" svg:y2="0.514cm"><text:p/></draw:line></text:p>
      <text:p text:style-name="P2"/>
      <text:p text:style-name="P2"><draw:frame text:anchor-type="paragraph" draw:z-index="37" draw:style-name="gr12" svg:width="3.943cm" svg:height="0.689cm" svg:x="9.407cm" svg:y="0.155cm"><draw:text-box><text:p>When an error occured</text:p></draw:text-box></draw:frame><draw:frame text:anchor-type="paragraph" draw:z-index="36" draw:style-name="gr11" svg:width="4.657cm" svg:height="1.061cm" svg:x="4.195cm" svg:y="0.155cm"><draw:text-box><text:p>When all the datas have been retreived or timeout</text:p></draw:text-box></draw:frame></text:p>
      <text:p text:style-name="P2"><draw:line text:anchor-type="paragraph" draw:z-index="20" draw:style-name="gr5" draw:text-style-name="P5" svg:x1="6.496cm" svg:y1="0.573cm" svg:x2="6.496cm" svg:y2="1.614cm"><text:p/></draw:line><draw:line text:anchor-type="paragraph" draw:z-index="34" draw:style-name="gr5" draw:text-style-name="P5" svg:x1="11.238cm" svg:y1="0.201cm" svg:x2="11.238cm" svg:y2="1.561cm"><text:p/></draw:line></text:p>
      <text:p text:style-name="P2"/>
      <text:p text:style-name="P2"><draw:rect text:anchor-type="paragraph" draw:z-index="19" draw:style-name="gr1" draw:text-style-name="P5" svg:width="2.885cm" svg:height="1.006cm" svg:x="5.015cm" svg:y="0.108cm"><text:p text:style-name="P5">DatasOutputFile</text:p></draw:rect><draw:rect text:anchor-type="paragraph" draw:z-index="33" draw:style-name="gr1" draw:text-style-name="P5" svg:width="3.308cm" svg:height="1.017cm" svg:x="9.539cm" svg:y="0.108cm"><text:p text:style-name="P5">ErrorsOutputFile</text:p></draw:rect><draw:frame text:anchor-type="paragraph" draw:z-index="32" draw:style-name="gr10" draw:text-style-name="P6" svg:width="2.223cm" svg:height="0.638cm" svg:x="0.231cm" svg:y="0.266cm"><draw:text-box><text:p><text:span text:style-name="T2">Producers</text:span></text:p></draw:text-box></draw:frame></text:p>
      <text:p text:style-name="P2"><draw:line text:anchor-type="paragraph" draw:z-index="30" draw:style-name="gr5" draw:text-style-name="P5" svg:x1="6.415cm" svg:y1="0.471cm" svg:x2="6.415cm" svg:y2="2.281cm"><text:p/></draw:line><draw:line text:anchor-type="paragraph" draw:z-index="35" draw:style-name="gr5" draw:text-style-name="P5" svg:x1="11.238cm" svg:y1="0.534cm" svg:x2="11.238cm" svg:y2="2.069cm"><text:p/></draw:line></text:p>
      <text:p text:style-name="P2"/>
      <text:p text:style-name="P2"/>
      <text:p text:style-name="P2"><draw:custom-shape text:anchor-type="paragraph" draw:z-index="22" draw:style-name="gr8" svg:width="2.17cm" svg:height="2.117cm" svg:x="10.201cm" svg:y="0cm"><text:p><text:span text:style-name="T1"/></text:p><text:p><text:span text:style-name="T1"/></text:p><text:p/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draw:line text:anchor-type="paragraph" draw:z-index="23" draw:style-name="gr3" draw:text-style-name="P5" svg:x1="5.57cm" svg:y1="0.529cm" svg:x2="7.369cm" svg:y2="0.529cm"><text:p/></draw:line><draw:line text:anchor-type="paragraph" draw:z-index="27" draw:style-name="gr3" draw:text-style-name="P5" svg:x1="10.2cm" svg:y1="0.423cm" svg:x2="12.37cm" svg:y2="0.423cm"><text:p/></draw:line><draw:line text:anchor-type="paragraph" draw:z-index="28" draw:style-name="gr3" draw:text-style-name="P5" svg:x1="10.888cm" svg:y1="0cm" svg:x2="10.888cm" svg:y2="2.117cm"><text:p/></draw:line><draw:line text:anchor-type="paragraph" draw:z-index="29" draw:style-name="gr3" draw:text-style-name="P5" svg:x1="11.576cm" svg:y1="0cm" svg:x2="11.576cm" svg:y2="1.889cm"><text:p/></draw:line><draw:custom-shape text:anchor-type="paragraph" draw:z-index="21" draw:style-name="gr7" svg:width="1.8cm" svg:height="1.959cm" svg:x="5.57cm" svg:y="0.106cm"><text:p/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draw:line text:anchor-type="paragraph" draw:z-index="24" draw:style-name="gr3" draw:text-style-name="P5" svg:x1="6.02cm" svg:y1="0.106cm" svg:x2="6.02cm" svg:y2="2.064cm"><text:p/></draw:line><draw:line text:anchor-type="paragraph" draw:z-index="25" draw:style-name="gr3" draw:text-style-name="P5" svg:x1="6.549cm" svg:y1="0.106cm" svg:x2="6.549cm" svg:y2="1.879cm"><text:p/></draw:line><draw:line text:anchor-type="paragraph" draw:z-index="26" draw:style-name="gr3" draw:text-style-name="P5" svg:x1="6.999cm" svg:y1="0.106cm" svg:x2="6.999cm" svg:y2="1.72cm"><text:p/></draw:line></text:p>
      <text:p text:style-name="P2"/>
      <text:p text:style-name="P2"/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office:version="1.2"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list-level-position-and-space-mode="label-width-and-position" text:min-label-distance="0.381cm"/>
      </text:outline-level-style>
      <text:outline-level-style text:level="2" style:num-format="">
        <style:list-level-properties text:list-level-position-and-space-mode="label-width-and-position" text:min-label-distance="0.381cm"/>
      </text:outline-level-style>
      <text:outline-level-style text:level="3" style:num-format="">
        <style:list-level-properties text:list-level-position-and-space-mode="label-width-and-position" text:min-label-distance="0.381cm"/>
      </text:outline-level-style>
      <text:outline-level-style text:level="4" style:num-format="">
        <style:list-level-properties text:list-level-position-and-space-mode="label-width-and-position" text:min-label-distance="0.381cm"/>
      </text:outline-level-style>
      <text:outline-level-style text:level="5" style:num-format="">
        <style:list-level-properties text:list-level-position-and-space-mode="label-width-and-position" text:min-label-distance="0.381cm"/>
      </text:outline-level-style>
      <text:outline-level-style text:level="6" style:num-format="">
        <style:list-level-properties text:list-level-position-and-space-mode="label-width-and-position" text:min-label-distance="0.381cm"/>
      </text:outline-level-style>
      <text:outline-level-style text:level="7" style:num-format="">
        <style:list-level-properties text:list-level-position-and-space-mode="label-width-and-position" text:min-label-distance="0.381cm"/>
      </text:outline-level-style>
      <text:outline-level-style text:level="8" style:num-format="">
        <style:list-level-properties text:list-level-position-and-space-mode="label-width-and-position" text:min-label-distance="0.381cm"/>
      </text:outline-level-style>
      <text:outline-level-style text:level="9" style:num-format="">
        <style:list-level-properties text:list-level-position-and-space-mode="label-width-and-position" text:min-label-distance="0.381cm"/>
      </text:outline-level-style>
      <text:outline-level-style text:level="10" style:num-format="">
        <style:list-level-properties text:list-level-position-and-space-mode="label-width-and-position"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Linux OpenOffice.org_project/300m2$Build-9301</meta:generator>
    <meta:creation-date>2008-05-02T11:05:49</meta:creation-date>
    <dc:date>2008-06-26T16:48:44</dc:date>
    <meta:editing-cycles>24</meta:editing-cycles>
    <meta:editing-duration>PT74H34M02S</meta:editing-duration>
    <dc:creator>Florian Fauvarque</dc:creator>
    <meta:document-statistic meta:table-count="0" meta:image-count="0" meta:object-count="0" meta:page-count="1" meta:paragraph-count="0" meta:word-count="0" meta:character-count="0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